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DIFFERENT IMAGE CONDI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 presentation:user-transformed="true">
          <draw:text-box>
            <text:p text:style-name="P3"><text:span text:style-name="T1">Normal Image with white backgorund(Area limiting algo)</text:span>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We can detect boxes without any trouble</text:p>
                <text:p text:style-name="P1">DIFFERENT BACKGROUND</text:p>
              </text:list-item>
              <text:list-item>
                <text:p text:style-name="P1">Image quality will impact the accuracy of current algorithm</text:p>
              </text:list-item>
              <text:list-item>
                <text:p text:style-name="P1">Image should have clear boundries for proper detection</text:p>
              </text:list-item>
              <text:list-item>
                <text:p text:style-name="P1">Focus will determine distinction that will depend on distance from image</text:p>
                <text:p text:style-name="P1">White BKG</text:p>
              </text:list-item>
              <text:list-item>
                <text:p text:style-name="P1">Minimum distance should be maintained for proper det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1:55:46.157146274</meta:creation-date>
    <meta:editing-duration>PT1H21M49S</meta:editing-duration>
    <meta:editing-cycles>2</meta:editing-cycles>
    <meta:generator>LibreOffice/7.1.7.2$Linux_X86_64 LibreOffice_project/10$Build-2</meta:generator>
    <dc:title>Blue Curve</dc:title>
    <dc:date>2022-06-16T13:38:48.491792506</dc:date>
    <meta:document-statistic meta:object-count="42"/>
  </office:meta>
</office:document-meta>
</file>